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5E0000005EF86F0343E7512708.png" manifest:media-type="image/png"/>
  <manifest:file-entry manifest:full-path="Pictures/1000000000000059000000479D4D5EE3FE01FFD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cc99" draw:textarea-horizontal-align="justify" draw:textarea-vertical-align="middle" draw:auto-grow-height="false" fo:min-height="1.929cm" fo:min-width="3.411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4.033cm" fo:min-width="3.936cm"/>
    </style:style>
    <style:style style:name="gr3" style:family="graphic" style:parent-style-name="standard">
      <style:graphic-properties draw:textarea-horizontal-align="justify" draw:textarea-vertical-align="middle" draw:auto-grow-height="false" fo:min-height="0.908cm" fo:min-width="2.962cm"/>
    </style:style>
    <style:style style:name="gr4" style:family="graphic" style:parent-style-name="standard">
      <style:graphic-properties draw:fill-color="#ff9966" draw:textarea-horizontal-align="justify" draw:textarea-vertical-align="middle" draw:auto-grow-height="false" fo:min-height="0.914cm" fo:min-width="3.792cm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0.882cm" fo:min-width="3.352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1.095cm" fo:min-width="2.352cm"/>
    </style:style>
    <style:style style:name="gr7" style:family="graphic" style:parent-style-name="standard">
      <style:graphic-properties draw:textarea-horizontal-align="justify" draw:textarea-vertical-align="middle" draw:auto-grow-height="false" fo:min-height="0.973cm" fo:min-width="2.58cm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 fo:min-height="0.643cm" fo:min-width="2.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93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0.914cm" fo:min-width="3.792cm"/>
    </style:style>
    <style:style style:name="gr12" style:family="graphic" style:parent-style-name="standard">
      <style:graphic-properties draw:fill-color="#ffcc99" draw:textarea-horizontal-align="justify" draw:textarea-vertical-align="middle" draw:auto-grow-height="false" fo:min-height="0.643cm" fo:min-width="2.422cm"/>
    </style:style>
    <style:style style:name="gr13" style:family="graphic" style:parent-style-name="standard">
      <style:graphic-properties draw:fill-color="#ff9966" draw:textarea-horizontal-align="justify" draw:textarea-vertical-align="middle" draw:auto-grow-height="false" fo:min-height="3.188cm" fo:min-width="3.792cm"/>
    </style:style>
    <style:style style:name="gr14" style:family="graphic" style:parent-style-name="standard">
      <style:graphic-properties draw:fill-color="#ffcc99" draw:textarea-horizontal-align="justify" draw:textarea-vertical-align="middle" draw:auto-grow-height="false" fo:min-height="0.645cm" fo:min-width="2.422cm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3.188cm" fo:min-width="3.792cm"/>
    </style:style>
    <style:style style:name="gr16" style:family="graphic" style:parent-style-name="standard">
      <style:graphic-properties draw:fill-color="#ff8080" draw:textarea-horizontal-align="justify" draw:textarea-vertical-align="middle" draw:auto-grow-height="false" fo:min-height="0.643cm" fo:min-width="2.422cm"/>
    </style:style>
    <style:style style:name="gr17" style:family="graphic" style:parent-style-name="objectwithoutfill">
      <style:graphic-properties draw:stroke="solid" draw:stroke-dash="Ultrafine_20_2_20_Dots_20_3_20_Dashes" svg:stroke-color="#008000" draw:marker-end="Arrow" draw:marker-end-width="0.3cm" draw:fill="none" draw:textarea-vertical-align="middle"/>
    </style:style>
    <style:style style:name="gr18" style:family="graphic" style:parent-style-name="standard">
      <style:graphic-properties draw:fill-color="#dcfaf0" draw:textarea-horizontal-align="justify" draw:textarea-vertical-align="middle" draw:auto-grow-height="false" fo:min-height="3.704cm" fo:min-width="13.37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8.49cm"/>
    </style:style>
    <style:style style:name="gr20" style:family="graphic" style:parent-style-name="standard">
      <style:graphic-properties draw:fill-color="#00ff00" draw:textarea-horizontal-align="justify" draw:textarea-vertical-align="middle" draw:auto-grow-height="false" fo:min-height="0.643cm" fo:min-width="3.186cm"/>
    </style:style>
    <style:style style:name="gr21" style:family="graphic" style:parent-style-name="standard">
      <style:graphic-properties draw:fill-color="#ffcc99" draw:textarea-horizontal-align="justify" draw:textarea-vertical-align="middle" draw:auto-grow-height="false" fo:min-height="0.643cm" fo:min-width="2.798cm"/>
    </style:style>
    <style:style style:name="gr22" style:family="graphic" style:parent-style-name="standard">
      <style:graphic-properties draw:textarea-horizontal-align="justify" draw:textarea-vertical-align="middle" draw:auto-grow-height="false" fo:min-height="0.973cm" fo:min-width="1.632cm"/>
    </style:style>
    <style:style style:name="gr23" style:family="graphic" style:parent-style-name="standard">
      <style:graphic-properties draw:fill-color="#00ff00" draw:textarea-horizontal-align="justify" draw:textarea-vertical-align="middle" draw:auto-grow-height="false" fo:min-height="0.643cm" fo:min-width="2.9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4.57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86cm"/>
    </style:style>
    <style:style style:name="gr26" style:family="graphic" style:parent-style-name="objectwithoutfill">
      <style:graphic-properties draw:stroke="solid" draw:stroke-dash="Ultrafine_20_2_20_Dots_20_3_20_Dashes" svg:stroke-color="#000000" draw:marker-end="Arrow" draw:marker-end-width="0.3cm" draw:fill="none" draw:textarea-vertical-align="middle"/>
    </style:style>
    <style:style style:name="gr27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8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2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0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outline1">
      <style:graphic-properties fo:min-height="13.229cm"/>
    </style:style>
    <style:style style:name="pr3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style:paragraph-properties fo:text-align="center"/>
      <style:text-properties fo:font-size="24pt"/>
    </style:style>
    <style:style style:name="P5" style:family="paragraph">
      <loext:graphic-properties draw:fill-color="#ff9966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style:font-name="DejaVu Sans" fo:font-size="18pt" style:font-size-asian="18pt" style:font-size-complex="18pt"/>
    </style:style>
    <style:style style:name="P7" style:family="paragraph">
      <loext:graphic-properties draw:fill="none"/>
    </style:style>
    <style:style style:name="P8" style:family="paragraph">
      <loext:graphic-properties draw:fill-color="#ffffcc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-color="#ff8080"/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-color="#dcfaf0"/>
      <style:paragraph-properties fo:text-align="center"/>
    </style:style>
    <style:style style:name="P11" style:family="paragraph">
      <loext:graphic-properties draw:fill="none" draw:fill-color="#ffffff"/>
      <style:text-properties style:font-name="DejaVu Sans" fo:font-size="16pt" style:font-size-asian="16pt" style:font-size-complex="16pt"/>
    </style:style>
    <style:style style:name="P12" style:family="paragraph">
      <loext:graphic-properties draw:fill-color="#00ff00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4pt"/>
    </style:style>
    <style:style style:name="T4" style:family="text">
      <style:text-properties style:font-name="DejaVu Sans" fo:font-size="18pt" style:font-size-asian="18pt" style:font-size-complex="18pt"/>
    </style:style>
    <style:style style:name="T5" style:family="text">
      <style:text-properties style:font-name="DejaVu Sans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2" xml:id="id16" draw:id="id16" draw:layer="layout" svg:width="3.611cm" svg:height="2.129cm" svg:x="16.846cm" svg:y="17.714cm">
          <text:p text:style-name="P1"><text:span text:style-name="T1"/></text:p>
          <text:p text:style-name="P1"><text:span text:style-name="T1"/></text:p>
          <text:p text:style-name="P1"><text:span text:style-name="T1">11 .report.zi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4.582cm" svg:height="4.679cm" svg:x="0.194cm" svg:y="3.0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3.91cm" svg:height="3.505cm" svg:x="2.022cm" svg:y="0cm" presentation:class="title" presentation:user-transformed="true">
          <draw:text-box>
            <text:p>Report construction</text:p>
          </draw:text-box>
        </draw:frame>
        <draw:frame presentation:style-name="pr2" draw:layer="layout" svg:width="24.469cm" svg:height="13.229cm" svg:x="2.054cm" svg:y="5.836cm" presentation:class="outline" presentation:user-transformed="true">
          <draw:text-box>
            <text:list text:style-name="L3">
              <text:list-header>
                <text:p><text:span text:style-name="T2"><text:s/></text:span></text:p>
              </text:list-header>
            </text:list>
          </draw:text-box>
        </draw:frame>
        <draw:custom-shape draw:style-name="gr3" draw:text-style-name="P4" xml:id="id2" draw:id="id2" draw:layer="layout" svg:width="3.162cm" svg:height="1.108cm" svg:x="20.236cm" svg:y="2.682cm">
          <text:p text:style-name="P1"><text:span text:style-name="T3">fsp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9" draw:id="id19" draw:layer="layout" svg:width="3.992cm" svg:height="1.114cm" svg:x="6.064cm" svg:y="2.843cm">
          <text:p text:style-name="P1"><text:span text:style-name="T1">3. gnuplot.mol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2cm" svg:height="1.082cm" svg:x="0.611cm" svg:y="6.21cm">
          <text:p text:style-name="P1"><text:span text:style-name="T1">2. psych.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2.552cm" svg:height="1.295cm" svg:x="0.707cm" svg:y="4.48cm">
          <text:p text:style-name="P1"><text:span text:style-name="T1">1:X.Y.csv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" draw:id="id4" draw:layer="layout" svg:width="2.78cm" svg:height="1.173cm" svg:x="15.247cm" svg:y="6.333cm">
          <text:p text:style-name="P1"><text:span text:style-name="T3">gnuplo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" draw:id="id3" draw:layer="layout" svg:width="2.88cm" svg:height="0.843cm" svg:x="15.189cm" svg:y="4.037cm">
          <text:p text:style-name="P1"><text:span text:style-name="T1">5. plot data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131cm" svg:height="0.938cm" svg:x="0.55cm" svg:y="3.259cm">
          <draw:text-box>
            <text:p><text:span text:style-name="T4">system data</text:span></text:p>
          </draw:text-box>
        </draw:frame>
        <draw:connector draw:style-name="gr10" draw:text-style-name="P7" draw:layer="layout" draw:type="curve" svg:x1="3.259cm" svg:y1="5.127cm" svg:x2="20.236cm" svg:y2="3.236cm" draw:start-shape="id1" draw:end-shape="id2" svg:d="M3259 5127c12733 0 4245-1891 16977-1891" svg:viewBox="0 0 16978 1892">
          <text:p/>
        </draw:connector>
        <draw:custom-shape draw:style-name="gr11" draw:text-style-name="P8" xml:id="id18" draw:id="id18" draw:layer="layout" svg:width="3.992cm" svg:height="1.114cm" svg:x="9.178cm" svg:y="5.359cm">
          <text:p text:style-name="P1"><text:span text:style-name="T1">4. gnuplot.conf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curve" svg:x1="20.236cm" svg:y1="3.236cm" svg:x2="18.069cm" svg:y2="4.458cm" draw:start-shape="id2" draw:start-glue-point="3" draw:end-shape="id3" draw:end-glue-point="1" svg:d="M20236 3236c-1624 0-541 1222-2167 1222" svg:viewBox="0 0 2168 1223">
          <text:p/>
        </draw:connector>
        <draw:connector draw:style-name="gr10" draw:text-style-name="P7" draw:layer="layout" draw:type="curve" svg:x1="16.629cm" svg:y1="4.88cm" svg:x2="16.637cm" svg:y2="6.333cm" draw:start-shape="id3" draw:start-glue-point="2" draw:end-shape="id4" draw:end-glue-point="0" svg:d="M16629 4880c0 1089 8 363 8 1453" svg:viewBox="0 0 9 1454">
          <text:p/>
        </draw:connector>
        <draw:custom-shape draw:style-name="gr12" draw:text-style-name="P2" xml:id="id5" draw:id="id5" draw:layer="layout" svg:width="2.622cm" svg:height="0.843cm" svg:x="18.865cm" svg:y="9.26cm">
          <text:p text:style-name="P1"><text:span text:style-name="T1">7. sco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8" draw:id="id8" draw:layer="layout" svg:width="2.622cm" svg:height="0.843cm" svg:x="12.215cm" svg:y="9.254cm">
          <text:p text:style-name="P1"><text:span text:style-name="T1">6. plot.eps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curve" svg:x1="21.817cm" svg:y1="3.79cm" svg:x2="20.176cm" svg:y2="9.26cm" draw:start-shape="id2" draw:start-glue-point="2" draw:end-shape="id5" svg:d="M21817 3790c0 4102-1641 1368-1641 5470" svg:viewBox="0 0 1642 5471">
          <text:p/>
        </draw:connector>
        <draw:custom-shape draw:style-name="gr13" draw:text-style-name="P5" xml:id="id6" draw:id="id6" draw:layer="layout" svg:width="3.992cm" svg:height="3.388cm" svg:x="5.139cm" svg:y="7.406cm">
          <text:p text:style-name="P1"><text:span text:style-name="T1">8. LaTeX mol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622cm" svg:height="0.845cm" svg:x="5.824cm" svg:y="9.563cm">
          <text:p text:style-name="P1"><text:span text:style-name="T1"><text:s text:c="2"/></text:span><text:span text:style-name="T1">*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622cm" svg:height="0.843cm" svg:x="5.824cm" svg:y="8.466cm">
          <text:p text:style-name="P1"><text:span text:style-name="T1">*.ep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xml:id="id7" draw:id="id7" draw:layer="layout" svg:width="3.992cm" svg:height="3.388cm" svg:x="5.139cm" svg:y="12.035cm">
          <text:p text:style-name="P1"><text:span text:style-name="T1">9. report.latex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9" xml:id="id10" draw:id="id10" draw:layer="layout" svg:width="2.622cm" svg:height="0.843cm" svg:x="5.824cm" svg:y="14.192cm">
          <text:p text:style-name="P1"><text:span text:style-name="T1"><text:s/></text:span><text:span text:style-name="T1">sco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9" draw:id="id9" draw:layer="layout" svg:width="2.622cm" svg:height="0.843cm" svg:x="5.824cm" svg:y="13.095cm">
          <text:p text:style-name="P1"><text:span text:style-name="T1">plot.eps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draw:type="curve" svg:x1="7.135cm" svg:y1="10.794cm" svg:x2="7.135cm" svg:y2="12.035cm" draw:start-shape="id6" draw:start-glue-point="2" draw:end-shape="id7" draw:end-glue-point="0" svg:d="M7135 10794v1241" svg:viewBox="0 0 1 1242">
          <text:p/>
        </draw:connector>
        <draw:connector draw:style-name="gr10" draw:text-style-name="P7" draw:layer="layout" draw:type="curve" svg:x1="12.215cm" svg:y1="9.675cm" svg:x2="8.446cm" svg:y2="13.516cm" draw:start-shape="id8" draw:start-glue-point="3" draw:end-shape="id9" draw:end-glue-point="1" svg:d="M12215 9675c-2826 0-942 3841-3769 3841" svg:viewBox="0 0 3770 3842">
          <text:p/>
        </draw:connector>
        <draw:connector draw:style-name="gr10" draw:text-style-name="P7" draw:layer="layout" draw:type="curve" svg:x1="18.865cm" svg:y1="9.681cm" svg:x2="8.446cm" svg:y2="14.613cm" draw:start-shape="id5" draw:start-glue-point="3" draw:end-shape="id10" draw:end-glue-point="1" svg:d="M18865 9681c-7813 0-2604 4932-10419 4932" svg:viewBox="0 0 10420 4933">
          <text:p/>
        </draw:connector>
        <draw:connector draw:style-name="gr10" draw:text-style-name="P7" draw:layer="layout" draw:type="curve" svg:x1="2.485cm" svg:y1="7.744cm" svg:x2="5.139cm" svg:y2="13.729cm" draw:start-shape="id11" draw:start-glue-point="2" draw:end-shape="id7" draw:end-glue-point="3" svg:d="M2485 7744c0 3990 884 5985 2654 5985" svg:viewBox="0 0 2655 5986">
          <text:p/>
        </draw:connector>
        <draw:custom-shape draw:style-name="gr7" draw:text-style-name="P4" xml:id="id12" draw:id="id12" draw:layer="layout" svg:width="2.78cm" svg:height="1.173cm" svg:x="5.732cm" svg:y="16.251cm">
          <text:p text:style-name="P1"><text:span text:style-name="T3">LaTeX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3" draw:id="id13" draw:layer="layout" svg:width="2.78cm" svg:height="1.173cm" svg:x="9.829cm" svg:y="16.251cm">
          <text:p text:style-name="P1"><text:span text:style-name="T3">dvipdf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curve" svg:x1="7.135cm" svg:y1="15.423cm" svg:x2="7.122cm" svg:y2="16.251cm" draw:start-shape="id7" draw:start-glue-point="2" draw:end-shape="id12" draw:end-glue-point="0" svg:d="M7135 15423c0 621-13 207-13 828" svg:viewBox="0 0 14 829">
          <text:p/>
        </draw:connector>
        <draw:connector draw:style-name="gr10" draw:text-style-name="P7" draw:layer="layout" draw:type="curve" svg:x1="8.512cm" svg:y1="16.837cm" svg:x2="9.829cm" svg:y2="16.837cm" draw:start-shape="id12" draw:start-glue-point="1" draw:end-shape="id13" draw:end-glue-point="3" svg:d="M8512 16837h1317" svg:viewBox="0 0 1318 1">
          <text:p/>
        </draw:connector>
        <draw:custom-shape draw:style-name="gr18" draw:text-style-name="P10" draw:layer="layout" svg:width="13.577cm" svg:height="3.904cm" svg:x="14.423cm" svg:y="11.519cm">
          <text:p/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8.69cm" svg:height="0.853cm" svg:x="14.649cm" svg:y="11.712cm">
          <draw:text-box>
            <text:p><text:span text:style-name="T5">https://3ppq.nl/report/psychID</text:span></text:p>
          </draw:text-box>
        </draw:frame>
        <draw:custom-shape draw:style-name="gr20" draw:text-style-name="P12" xml:id="id14" draw:id="id14" draw:layer="layout" svg:width="3.386cm" svg:height="0.843cm" svg:x="20.653cm" svg:y="12.515cm">
          <text:p text:style-name="P1"><text:span text:style-name="T1">10. report.pdf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curve" svg:x1="12.609cm" svg:y1="16.837cm" svg:x2="20.653cm" svg:y2="12.936cm" draw:start-shape="id13" draw:start-glue-point="1" draw:end-shape="id14" draw:end-glue-point="3" svg:d="M12609 16837c6033 0 2011-3901 8044-3901" svg:viewBox="0 0 8045 3902">
          <text:p/>
        </draw:connector>
        <draw:custom-shape draw:style-name="gr21" draw:text-style-name="P2" draw:layer="layout" svg:width="2.998cm" svg:height="0.843cm" svg:x="20.654cm" svg:y="13.773cm">
          <text:p text:style-name="P1"><text:span text:style-name="T1">12 .htacces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5" draw:id="id15" draw:layer="layout" svg:width="1.832cm" svg:height="1.173cm" svg:x="14.132cm" svg:y="18.22cm">
          <text:p text:style-name="P1"><text:span text:style-name="T3">zip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curve" svg:x1="12.609cm" svg:y1="16.837cm" svg:x2="14.132cm" svg:y2="18.806cm" draw:start-shape="id13" draw:start-glue-point="1" draw:end-shape="id15" draw:end-glue-point="3" svg:d="M12609 16837c1143 0 382 1969 1523 1969" svg:viewBox="0 0 1524 1970">
          <text:p/>
        </draw:connector>
        <draw:custom-shape draw:style-name="gr23" draw:text-style-name="P12" draw:layer="layout" svg:width="3.162cm" svg:height="0.843cm" svg:x="17.037cm" svg:y="17.904cm">
          <text:p text:style-name="P1"><text:span text:style-name="T1">10. report.pdf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curve" svg:x1="15.964cm" svg:y1="18.806cm" svg:x2="16.846cm" svg:y2="18.778cm" draw:start-shape="id15" draw:start-glue-point="1" draw:end-shape="id16" draw:end-glue-point="3" svg:d="M15964 18806c661 0 221-28 882-28" svg:viewBox="0 0 883 29">
          <text:p/>
        </draw:connector>
        <draw:frame draw:style-name="gr24" draw:text-style-name="P13" xml:id="id17" draw:id="id17" draw:layer="layout" svg:width="4.774cm" svg:height="1.137cm" svg:x="22.652cm" svg:y="18.198cm">
          <draw:text-box>
            <text:p>e-mail psych.</text:p>
          </draw:text-box>
        </draw:frame>
        <draw:connector draw:style-name="gr10" draw:text-style-name="P7" draw:layer="layout" draw:type="curve" svg:x1="20.457cm" svg:y1="18.778cm" svg:x2="22.652cm" svg:y2="18.766cm" draw:start-shape="id16" draw:start-glue-point="1" draw:end-shape="id17" draw:end-glue-point="3" svg:d="M20457 18778c1647 0 550-12 2195-12" svg:viewBox="0 0 2196 13">
          <text:p/>
        </draw:connector>
        <draw:frame draw:style-name="gr25" draw:text-style-name="P11" draw:layer="layout" svg:width="3.06cm" svg:height="0.853cm" svg:x="16.843cm" svg:y="16.843cm">
          <draw:text-box>
            <text:p><text:span text:style-name="T5">encrypted</text:span></text:p>
          </draw:text-box>
        </draw:frame>
        <draw:connector draw:style-name="gr10" draw:text-style-name="P7" draw:layer="layout" draw:type="curve" svg:x1="4.776cm" svg:y1="5.404cm" svg:x2="9.178cm" svg:y2="5.916cm" draw:start-shape="id11" draw:start-glue-point="1" draw:end-shape="id18" draw:end-glue-point="3" svg:d="M4776 5404c3303 0 1102 512 4402 512" svg:viewBox="0 0 4403 513">
          <text:p/>
        </draw:connector>
        <draw:connector draw:style-name="gr26" draw:text-style-name="P7" draw:layer="layout" draw:type="curve" draw:line-skew="-0.18cm" svg:x1="13.17cm" svg:y1="5.916cm" svg:x2="15.247cm" svg:y2="6.919cm" draw:start-shape="id18" draw:start-glue-point="1" draw:end-shape="id4" draw:end-glue-point="3" svg:d="M13170 5916c1288 0 250 1003 2077 1003" svg:viewBox="0 0 2078 1004">
          <text:p/>
        </draw:connector>
        <draw:connector draw:style-name="gr27" draw:text-style-name="P7" draw:layer="layout" draw:type="curve" svg:x1="6.064cm" svg:y1="3.4cm" svg:x2="4.776cm" svg:y2="5.404cm" draw:start-shape="id19" draw:start-glue-point="3" draw:end-shape="id11" draw:end-glue-point="1" svg:d="M6064 3400c-964 0-321 2004-1288 2004" svg:viewBox="0 0 1289 2005">
          <text:p/>
        </draw:connector>
        <draw:connector draw:style-name="gr28" draw:text-style-name="P7" draw:layer="layout" draw:type="curve" svg:x1="8.06cm" svg:y1="3.957cm" svg:x2="11.174cm" svg:y2="5.359cm" draw:start-shape="id19" draw:start-glue-point="2" draw:end-shape="id18" draw:end-glue-point="0" svg:d="M8060 3957c0 1051 3114 351 3114 1402" svg:viewBox="0 0 3115 1403">
          <text:p/>
        </draw:connector>
        <draw:connector draw:style-name="gr27" draw:text-style-name="P7" draw:layer="layout" draw:type="curve" svg:x1="5.139cm" svg:y1="9.1cm" svg:x2="2.485cm" svg:y2="7.744cm" draw:start-shape="id6" draw:start-glue-point="3" draw:end-shape="id11" draw:end-glue-point="2" svg:d="M5139 9100c-1770 0-2654-452-2654-1356" svg:viewBox="0 0 2655 1357">
          <text:p/>
        </draw:connector>
        <draw:connector draw:style-name="gr29" draw:text-style-name="P7" draw:layer="layout" draw:type="curve" svg:x1="16.637cm" svg:y1="7.506cm" svg:x2="13.526cm" svg:y2="9.254cm" draw:start-shape="id4" draw:start-glue-point="2" draw:end-shape="id8" draw:end-glue-point="0" svg:d="M16637 7506c0 1309-3111 436-3111 1748" svg:viewBox="0 0 3112 1749">
          <text:p/>
        </draw:connector>
        <presentation:notes draw:style-name="dp2">
          <draw:page-thumbnail draw:style-name="gr30" draw:layer="layout" svg:width="13.705cm" svg:height="10.279cm" svg:x="3.641cm" svg:y="2.853cm" draw:page-number="1" presentation:class="page"/>
          <draw:frame presentation:style-name="pr3" draw:text-style-name="P14" draw:layer="layout" svg:width="14.507cm" svg:height="11.41cm" svg:x="3.248cm" svg:y="14.13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59000000479D4D5EE3FE01FFD1.png" xlink:type="simple" xlink:show="embed" xlink:actuate="onLoad"/>
    <draw:fill-image draw:name="Marble" xlink:href="Pictures/100000000000005E0000005EF86F0343E7512708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e6e6ff" draw:fill-image-width="0cm" draw:fill-image-height="0cm" draw:textarea-horizontal-align="center" fo:padding-top="0.1cm" fo:padding-bottom="0.1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Courier" fo:font-family="Courier" style:font-style-name="Regular" style:font-family-generic="modern" style:font-pitch="fixed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Courier" fo:font-family="Courier" style:font-style-name="Regular" style:font-family-generic="modern" style:font-pitch="fixed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bitmap" draw:fill-image-name="Marble" draw:fill-image-width="0cm" draw:fill-image-height="0cm"/>
      <style:paragraph-properties fo:margin-left="0cm" fo:margin-right="0cm" fo:margin-top="0cm" fo:margin-bottom="0cm" fo:text-inden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27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626cm" fo:margin-right="0cm" fo:margin-top="0cm" fo:margin-bottom="0.501cm" fo:text-indent="0cm"/>
      <style:text-properties style:font-name="Bitstream Charter" fo:font-family="'Bitstream Charter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1.253cm" fo:margin-right="0cm" fo:margin-top="0cm" fo:margin-bottom="0.375cm" fo:text-indent="0cm"/>
      <style:text-properties style:font-name="Bitstream Charter" fo:font-family="'Bitstream Charter'" style:font-family-generic="roman" style:font-pitch="variable" fo:font-size="26pt" style:font-size-asian="26pt" style:font-size-complex="26pt"/>
    </style:style>
    <style:style style:name="Default-outline4" style:family="presentation" style:parent-style-name="Default-outline3">
      <style:paragraph-properties fo:margin-left="1.881cm" fo:margin-right="0cm" fo:margin-top="0cm" fo:margin-bottom="0.25cm" fo:text-indent="0cm"/>
      <style:text-properties style:font-name="Bitstream Charter" fo:font-family="'Bitstream Charter'" style:font-family-generic="roman" style:font-pitch="variable" fo:font-size="22pt" style:font-size-asian="22pt" style:font-size-complex="22pt"/>
    </style:style>
    <style:style style:name="Default-outline5" style:family="presentation" style:parent-style-name="Default-outline4">
      <style:paragraph-properties fo:margin-left="3.764cm" fo:margin-right="0cm" fo:margin-top="0cm" fo:margin-bottom="0.124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9.034cm" fo:margin-right="0cm" fo:margin-top="0cm" fo:margin-bottom="0.124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10.541cm" fo:margin-right="0cm" fo:margin-top="0cm" fo:margin-bottom="0.124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12.047cm" fo:margin-right="0cm" fo:margin-top="0cm" fo:margin-bottom="0.124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3.553cm" fo:margin-right="0cm" fo:margin-top="0cm" fo:margin-bottom="0.124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ff" style:text-outline="false" style:text-line-through-style="none" style:text-line-through-type="none" style:font-name="Thorndale" fo:font-family="Thorndale" style:font-family-generic="roman" style:font-pitch="variable" fo:font-size="40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2.792cm"/>
    </style:style>
    <style:style style:name="Mpr2" style:family="presentation" style:parent-style-name="Default-outline1">
      <style:graphic-properties draw:fill-color="#ffffff" draw:auto-grow-height="false" fo:min-height="11.0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153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5" style:page-layout-name="PM0" draw:style-name="Mdp2">
      <draw:page-thumbnail draw:layer="backgroundobjects" svg:width="10.953cm" svg:height="8.215cm" svg:x="1.758cm" svg:y="2.079cm"/>
      <draw:page-thumbnail draw:layer="backgroundobjects" svg:width="10.953cm" svg:height="8.215cm" svg:x="1.758cm" svg:y="11.295cm"/>
      <draw:page-thumbnail draw:layer="backgroundobjects" svg:width="10.953cm" svg:height="8.215cm" svg:x="15.228cm" svg:y="2.079cm"/>
      <draw:page-thumbnail draw:layer="backgroundobjects" svg:width="10.953cm" svg:height="8.215cm" svg:x="15.228cm" svg:y="11.295cm"/>
    </style:handout-master>
    <style:master-page style:name="Default" style:page-layout-name="PM1" draw:style-name="Mdp1">
      <draw:frame presentation:style-name="Mpr1" draw:text-style-name="MP2" draw:layer="backgroundobjects" svg:width="23.91cm" svg:height="3.505cm" svg:x="2.054cm" svg:y="1.742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4cm" svg:y="5.836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2cm" svg:height="1.447cm" svg:x="20.214cm" svg:y="1.121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4.1$Linux_X86_64 LibreOffice_project/00m0$Build-1</meta:generator>
    <meta:initial-creator>Frank Brokken</meta:initial-creator>
    <meta:creation-date>2002-10-31T20:23:19</meta:creation-date>
    <dc:date>2018-05-02T14:08:57.752828576</dc:date>
    <dc:language>en-US</dc:language>
    <meta:editing-cycles>202</meta:editing-cycles>
    <meta:editing-duration>P1DT9H14M38S</meta:editing-duration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